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officeooo:rsid="00154b3b" officeooo:paragraph-rsid="00154b3b" style:font-weight-asian="bold" style:font-weight-complex="bold"/>
    </style:style>
    <style:style style:name="P4" style:family="paragraph" style:parent-style-name="Text_20_body">
      <style:text-properties fo:font-weight="normal" officeooo:rsid="00154b3b" officeooo:paragraph-rsid="00154b3b" style:font-weight-asian="normal" style:font-weight-complex="normal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T1" style:family="text">
      <style:text-properties fo:font-weight="bold" officeooo:rsid="00154b3b" style:font-weight-asian="bold" style:font-weight-complex="bold"/>
    </style:style>
    <style:style style:name="T2" style:family="text">
      <style:text-properties officeooo:rsid="00154b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seção <text:span text:style-name="Strong_20_Emphasis">6: Princípios que orientam a prática</text:span>, na <text:span text:style-name="Strong_20_Emphasis">Parte II – Modelagem</text:span> do livro <text:span text:style-name="Emphasis">Engenharia de Software</text:span> de Roger Pressman e Bruce Maxim, trata dos fundamentos essenciais que guiam a modelagem de software. Esses princípios ajudam a garantir que os modelos criados sejam compreensíveis, estruturados e úteis ao longo do ciclo de vida do software.</text:p>
      <text:h text:style-name="Heading_20_3" text:outline-level="3"><text:span text:style-name="Strong_20_Emphasis">Principais conceitos abordados na seção</text:span></text:h>
      <text:h text:style-name="Heading_20_4" text:outline-level="4"><text:span text:style-name="Strong_20_Emphasis">1. A importância da modelagem</text:span></text:h>
      <text:p text:style-name="Text_20_body">A modelagem é uma atividade essencial na engenharia de software, pois permite representar sistemas complexos de forma compreensível. Modelos ajudam a visualizar a estrutura e o comportamento do software antes da implementação, reduzindo riscos e garantindo que os requisitos sejam atendidos adequadamente.</text:p>
      <text:h text:style-name="Heading_20_4" text:outline-level="4"><text:span text:style-name="Strong_20_Emphasis">2. Princípios fundamentais da modelagem de software</text:span></text:h>
      <text:p text:style-name="Text_20_body">Pressman e Maxim destacam diversos princípios que orientam a modelagem eficaz:</text:p>
      <text:list text:style-name="L1">
        <text:list-item>
          <text:p text:style-name="P1"><text:span text:style-name="Strong_20_Emphasis">Abstração:</text:span> Criar representações simplificadas do sistema, focando nos aspectos essenciais e omitindo detalhes irrelevantes. Isso permite que desenvolvedores e stakeholders compreendam melhor o funcionamento do software.</text:p>
        </text:list-item>
        <text:list-item>
          <text:p text:style-name="P1"><text:span text:style-name="Strong_20_Emphasis">Encapsulamento:</text:span> Cada componente deve ocultar seus detalhes internos e expor apenas interfaces necessárias, promovendo a independência entre partes do sistema.</text:p>
        </text:list-item>
        <text:list-item>
          <text:p text:style-name="P1"><text:span text:style-name="Strong_20_Emphasis">Modularidade:</text:span> A divisão do sistema em módulos bem definidos facilita a manutenção, reutilização e entendimento do software.</text:p>
        </text:list-item>
        <text:list-item>
          <text:p text:style-name="P1"><text:span text:style-name="Strong_20_Emphasis">Separação de interesses:</text:span> Diferentes aspectos do sistema (como interface do usuário, lógica de negócios e acesso a dados) devem ser modelados separadamente para minimizar a complexidade.</text:p>
        </text:list-item>
        <text:list-item>
          <text:p text:style-name="P2"><text:span text:style-name="Strong_20_Emphasis">Hierarquia:</text:span> Estruturar os componentes do sistema de forma hierárquica melhora a organização e a gestão da complexidade.</text:p>
        </text:list-item>
      </text:list>
      <text:h text:style-name="Heading_20_4" text:outline-level="4"><text:span text:style-name="Strong_20_Emphasis">3. Modelagem iterativa e incremental</text:span></text:h>
      <text:p text:style-name="Text_20_body">Outro princípio fundamental abordado no livro é a <text:span text:style-name="Strong_20_Emphasis">evolução dos modelos de forma iterativa</text:span>. Ou seja, os modelos não devem ser criados de maneira definitiva logo no início do projeto. Em vez disso, eles devem evoluir conforme novas informações são obtidas, permitindo ajustes e refinamentos constantes.</text:p>
      <text:h text:style-name="Heading_20_4" text:outline-level="4"><text:span text:style-name="Strong_20_Emphasis">4. Reutilização de componentes e padrões</text:span></text:h>
      <text:p text:style-name="Text_20_body">A modelagem também deve considerar a reutilização de componentes e padrões de software existentes. Isso melhora a produtividade e a qualidade do sistema, pois aproveita soluções comprovadas e bem estruturadas.</text:p>
      <text:h text:style-name="Heading_20_4" text:outline-level="4"><text:span text:style-name="Strong_20_Emphasis">5. Comunicação e documentação</text:span></text:h>
      <text:p text:style-name="Text_20_body">Os modelos servem como uma ponte de comunicação entre os membros da equipe e os stakeholders. Portanto, é essencial que sejam claros, bem documentados e utilizem notações padronizadas, como UML (Unified Modeling Language), para garantir um entendimento compartilhado.</text:p>
      <text:h text:style-name="Heading_20_3" text:outline-level="3"><text:soft-page-break/><text:span text:style-name="Strong_20_Emphasis">Conclusão</text:span></text:h>
      <text:p text:style-name="Text_20_body">A modelagem eficaz não apenas auxilia no planejamento e desenvolvimento de software, mas também contribui para a qualidade, manutenção e escalabilidade dos sistemas. Seguir esses princípios garante que os modelos sejam compreensíveis, reutilizáveis e adequados às necessidades do projeto.</text:p>
      <text:p text:style-name="Text_20_body"/>
      <text:p text:style-name="P3">Principio da comunicação</text:p>
      <text:p text:style-name="P4"/>
      <text:p text:style-name="Text_20_body">O <text:span text:style-name="Strong_20_Emphasis">princípio da comunicação</text:span> na engenharia de software enfatiza a importância da troca eficaz de informações entre os membros da equipe de desenvolvimento, stakeholders e clientes. Uma comunicação clara e contínua ajuda a evitar falhas de entendimento, reduz riscos e garante que os requisitos do software sejam bem compreendidos e implementados corretamente.</text:p>
      <text:p text:style-name="Text_20_body">Para ser eficiente, a comunicação deve ser:</text:p>
      <text:list text:style-name="L2">
        <text:list-item>
          <text:p text:style-name="P5"><text:span text:style-name="Strong_20_Emphasis">Clara e objetiva</text:span> – evitando ambiguidades;</text:p>
        </text:list-item>
        <text:list-item>
          <text:p text:style-name="P5"><text:span text:style-name="Strong_20_Emphasis">Contínua e iterativa</text:span> – garantindo alinhamento ao longo do projeto;</text:p>
        </text:list-item>
        <text:list-item>
          <text:p text:style-name="P6"><text:span text:style-name="Strong_20_Emphasis">Documentada</text:span> – para referência futura e rastreabilidade de decisões.</text:p>
        </text:list-item>
      </text:list>
      <text:p text:style-name="Text_20_body">Seguir esse princípio contribui para o sucesso do projeto e minimiza problemas decorrentes de falhas de interpretação.<text:line-break/><text:line-break/><text:span text:style-name="T1">Principio do planejamento<text:line-break/><text:line-break/>Os </text:span><text:span text:style-name="Strong_20_Emphasis"><text:span text:style-name="T2">princípios do planejamento</text:span></text:span><text:span text:style-name="T1"> na engenharia de software são diretrizes que garantem que o processo de desenvolvimento seja bem estruturado, previsível e eficiente. Os principais princípios incluem:</text:span></text:p>
      <text:list text:style-name="L3">
        <text:list-item>
          <text:p text:style-name="P7"><text:span text:style-name="Strong_20_Emphasis">Visão clara dos objetivos</text:span> – O planejamento deve começar com uma definição clara do que o software deve alcançar, alinhado com as necessidades do cliente.</text:p>
        </text:list-item>
        <text:list-item>
          <text:p text:style-name="P7"><text:span text:style-name="Strong_20_Emphasis">Divisão em etapas</text:span> – O projeto deve ser dividido em fases gerenciáveis, como levantamento de requisitos, design, implementação, testes e manutenção.</text:p>
        </text:list-item>
        <text:list-item>
          <text:p text:style-name="P7"><text:span text:style-name="Strong_20_Emphasis">Estimativas realistas</text:span> – Prazos, custos e esforços devem ser estimados com base em dados históricos e métricas confiáveis.</text:p>
        </text:list-item>
        <text:list-item>
          <text:p text:style-name="P7"><text:span text:style-name="Strong_20_Emphasis">Gerenciamento de riscos</text:span> – Identificar, analisar e mitigar riscos desde o início do projeto evita problemas graves no futuro.</text:p>
        </text:list-item>
        <text:list-item>
          <text:p text:style-name="P7"><text:span text:style-name="Strong_20_Emphasis">Alocação eficiente de recursos</text:span> – Pessoas, tempo e infraestrutura devem ser bem distribuídos para garantir produtividade e qualidade.</text:p>
        </text:list-item>
        <text:list-item>
          <text:p text:style-name="P7"><text:span text:style-name="Strong_20_Emphasis">Planejamento iterativo e adaptável</text:span> – O plano deve ser flexível, permitindo ajustes conforme novas informações surgirem.</text:p>
        </text:list-item>
        <text:list-item>
          <text:p text:style-name="P8"><text:span text:style-name="Strong_20_Emphasis">Monitoramento e controle contínuo</text:span> – O progresso deve ser acompanhado regularmente para garantir que o projeto esteja dentro do cronograma e orçamento.</text:p>
        </text:list-item>
      </text:list>
      <text:p text:style-name="Text_20_body">Seguir esses princípios ajuda a garantir que o desenvolvimento de software ocorra de forma organizada e eficiente, reduzindo custos e melhorando a qualidade do produto final. </text:p>
      <text:p text:style-name="Text_20_body"><text:span text:style-name="T1"/></text:p>
      <text:p text:style-name="Text_20_body"><text:soft-page-break/><text:span text:style-name="T1">O </text:span><text:span text:style-name="Strong_20_Emphasis"><text:span text:style-name="T2">princípio da modelagem</text:span></text:span><text:span text:style-name="T1"> na engenharia de software estabelece que a criação de modelos é essencial para compreender, projetar e comunicar a estrutura e o funcionamento de um sistema antes de sua implementação. Os modelos servem como abstrações que ajudam a reduzir a complexidade do desenvolvimento.</text:span></text:p>
      <text:h text:style-name="Heading_20_3" text:outline-level="3"><text:span text:style-name="Strong_20_Emphasis">Principais fundamentos do princípio da modelagem</text:span>:</text:h>
      <text:list text:style-name="L4">
        <text:list-item>
          <text:p text:style-name="P9"><text:span text:style-name="Strong_20_Emphasis">Abstração</text:span> – Criar representações simplificadas do sistema, focando nos aspectos essenciais.</text:p>
        </text:list-item>
        <text:list-item>
          <text:p text:style-name="P9"><text:span text:style-name="Strong_20_Emphasis">Precisão e clareza</text:span> – O modelo deve ser compreensível e bem documentado para evitar ambiguidades.</text:p>
        </text:list-item>
        <text:list-item>
          <text:p text:style-name="P9"><text:span text:style-name="Strong_20_Emphasis">Modularidade</text:span> – Dividir o sistema em partes menores e independentes para facilitar o desenvolvimento e a manutenção.</text:p>
        </text:list-item>
        <text:list-item>
          <text:p text:style-name="P9"><text:span text:style-name="Strong_20_Emphasis">Progressão iterativa</text:span> – Os modelos devem evoluir conforme o projeto avança, permitindo refinamentos contínuos.</text:p>
        </text:list-item>
        <text:list-item>
          <text:p text:style-name="P10"><text:span text:style-name="Strong_20_Emphasis">Representação de diferentes perspectivas</text:span> – Utilizar modelos estruturais (como diagramas UML), comportamentais e funcionais para cobrir diversos aspectos do software.</text:p>
        </text:list-item>
      </text:list>
      <text:p text:style-name="Text_20_body">Seguir esses princípios melhora a organização do desenvolvimento, reduz riscos e facilita a comunicação entre os envolvidos no projeto.</text:p>
      <text:p text:style-name="Text_20_body"><text:span text:style-name="T1">No contexto do livro </text:span><text:span text:style-name="Emphasis"><text:span text:style-name="T1">Engenharia de Software</text:span></text:span><text:span text:style-name="T1"> de </text:span><text:span text:style-name="Strong_20_Emphasis"><text:span text:style-name="T2">Roger S. Pressman</text:span></text:span><text:span text:style-name="T1"> e </text:span><text:span text:style-name="Strong_20_Emphasis"><text:span text:style-name="T2">Bruce R. Maxim</text:span></text:span><text:span text:style-name="T1">, o </text:span><text:span text:style-name="Strong_20_Emphasis"><text:span text:style-name="T2">princípio da construção e testes</text:span></text:span><text:span text:style-name="T1"> enfoca a criação de software de qualidade e sua validação contínua durante o processo de desenvolvimento.</text:span></text:p>
      <text:h text:style-name="Heading_20_3" text:outline-level="3"><text:span text:style-name="Strong_20_Emphasis">Princípio da Construção</text:span>:</text:h>
      <text:list text:style-name="L5">
        <text:list-item>
          <text:p text:style-name="P11"><text:span text:style-name="Strong_20_Emphasis">Desenvolvimento Iterativo</text:span>: O desenvolvimento de software deve ocorrer de forma incremental e iterativa. Em vez de tentar criar uma versão final de uma vez, construa a aplicação de maneira gradual, permitindo ajustes conforme o projeto avança.</text:p>
        </text:list-item>
        <text:list-item>
          <text:p text:style-name="P11"><text:span text:style-name="Strong_20_Emphasis">Foco em Qualidade</text:span>: A qualidade não deve ser um pensamento posterior, mas parte do processo desde o início. A construção deve seguir boas práticas de design, modularização e reutilização de componentes para garantir que o código seja robusto e escalável.</text:p>
        </text:list-item>
        <text:list-item>
          <text:p text:style-name="P12"><text:span text:style-name="Strong_20_Emphasis">Simplicidade no Design</text:span>: Durante a construção, deve-se buscar soluções simples e eficientes, evitando a complexidade excessiva que pode dificultar a manutenção do software no futuro.</text:p>
        </text:list-item>
      </text:list>
      <text:h text:style-name="Heading_20_3" text:outline-level="3"><text:span text:style-name="Strong_20_Emphasis">Princípio dos Testes</text:span>:</text:h>
      <text:list text:style-name="L6">
        <text:list-item>
          <text:p text:style-name="P13"><text:span text:style-name="Strong_20_Emphasis">Testes Contínuos</text:span>: Pressman defende que os testes devem ser realizados desde as primeiras fases do desenvolvimento, não esperando o produto estar completo para validar sua funcionalidade. Testes contínuos ajudam a identificar erros mais cedo e a garantir que os requisitos sejam atendidos.</text:p>
        </text:list-item>
        <text:list-item>
          <text:p text:style-name="P13"><text:span text:style-name="Strong_20_Emphasis">Testes em Múltiplos Níveis</text:span>: Devem ser realizados diferentes tipos de testes (unitários, de integração, de sistema e de aceitação) para garantir que o software funcione corretamente em diversos contextos e ao longo de seu ciclo de vida.</text:p>
        </text:list-item>
        <text:list-item>
          <text:p text:style-name="P14"><text:span text:style-name="Strong_20_Emphasis">Automatização de Testes</text:span>: Onde possível, o uso de testes automatizados deve ser incentivado, especialmente em sistemas grandes, pois eles tornam a execução repetitiva de testes mais eficiente e garantem maior cobertura de testes.</text:p>
        </text:list-item>
      </text:list>
      <text:p text:style-name="Text_20_body"><text:soft-page-break/>Esses princípios ajudam a garantir que o software seja construído de forma eficiente e testado de maneira abrangente, resultando em sistemas de alta qualidade que atendem aos requisitos do cliente.</text:p>
      <text:p text:style-name="Text_20_body"><text:span text:style-name="T1"/></text:p>
      <text:p text:style-name="Text_20_body">No livro <text:span text:style-name="Emphasis">Engenharia de Software</text:span> de <text:span text:style-name="Strong_20_Emphasis">Roger S. Pressman</text:span> e <text:span text:style-name="Strong_20_Emphasis">Bruce R. Maxim</text:span>, o <text:span text:style-name="Strong_20_Emphasis">princípio da construção</text:span> enfatiza a importância de criar o software de maneira eficaz, seguindo boas práticas que garantam qualidade desde o início do processo de desenvolvimento.</text:p>
      <text:h text:style-name="Heading_20_3" text:outline-level="3"><text:span text:style-name="Strong_20_Emphasis">Princípios fundamentais da construção, segundo o livro</text:span>:</text:h>
      <text:list text:style-name="L7">
        <text:list-item>
          <text:p text:style-name="P15"><text:span text:style-name="Strong_20_Emphasis">Desenvolvimento Incremental</text:span>: A construção de software deve ser realizada de forma incremental e iterativa. Em vez de tentar construir o sistema inteiro de uma vez, o desenvolvimento deve ser feito por etapas, com versões parciais do sistema sendo entregues e testadas constantemente. Isso permite ajustes rápidos e melhor adaptação aos requisitos que possam surgir durante o processo.</text:p>
        </text:list-item>
        <text:list-item>
          <text:p text:style-name="P15"><text:span text:style-name="Strong_20_Emphasis">Simplicidade no Design</text:span>: Durante a construção do software, deve-se buscar soluções simples e claras. Sistemas mais simples são mais fáceis de entender, manter e modificar, o que contribui para a longevidade e sustentabilidade do software ao longo do tempo. A complexidade desnecessária deve ser evitada, e um design bem-feito facilita a adaptação e evolução do sistema.</text:p>
        </text:list-item>
        <text:list-item>
          <text:p text:style-name="P15"><text:span text:style-name="Strong_20_Emphasis">Reutilização de Componentes</text:span>: Pressman destaca a importância de <text:span text:style-name="Strong_20_Emphasis">reutilizar componentes existentes</text:span> sempre que possível. Isso pode ser feito através de bibliotecas de código, frameworks ou outros sistemas já comprovados. A reutilização acelera o desenvolvimento, melhora a qualidade (já que os componentes reutilizados são testados e validados) e reduz custos.</text:p>
        </text:list-item>
        <text:list-item>
          <text:p text:style-name="P15"><text:span text:style-name="Strong_20_Emphasis">Verificação e Validação Contínuas</text:span>: O princípio da construção no livro também envolve <text:span text:style-name="Strong_20_Emphasis">verificação e validação contínuas</text:span>. Ou seja, enquanto o software está sendo desenvolvido, testes devem ser feitos ao longo do processo para garantir que os requisitos sejam atendidos e o sistema funcione corretamente. A verificação garante que o software esteja correto em termos de especificações, enquanto a validação assegura que o sistema atenda às necessidades do usuário.</text:p>
        </text:list-item>
      </text:list>
      <text:p text:style-name="Text_20_body">Esses princípios ajudam a criar um ambiente de desenvolvimento organizado e eficiente, minimizando erros e garantindo que o produto final seja robusto, adaptável e de alta qualidad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17:12.724367576</meta:creation-date>
    <dc:date>2025-03-05T11:23:42.007447643</dc:date>
    <meta:editing-duration>PT6M30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4" meta:paragraph-count="59" meta:word-count="1452" meta:character-count="9944" meta:non-whitespace-character-count="8562"/>
  </office:meta>
</office:document-meta>
</file>